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3.8472in" table:align="margins"/>
    </style:style>
    <style:style style:name="Table1.A" style:family="table-column">
      <style:table-column-properties style:column-width="4.616in" style:rel-column-width="21845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in" fo:margin-bottom="0in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74efd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2edda9"/>
    </style:style>
    <style:style style:name="P9" style:family="paragraph" style:parent-style-name="Text_20_body">
      <style:paragraph-properties fo:margin-top="0in" fo:margin-bottom="0in" style:contextual-spacing="false" fo:padding="0.0291in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line-height="115%" fo:text-align="center" style:justify-single-word="false"/>
    </style:style>
    <style:style style:name="P11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P12" style:family="paragraph" style:parent-style-name="Text_20_body" style:list-style-name="L1">
      <style:paragraph-properties fo:margin-top="0in" fo:margin-bottom="0in" style:contextual-spacing="false"/>
      <style:text-properties officeooo:paragraph-rsid="002edda9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12pt" fo:language="en" fo:country="US" officeooo:rsid="00240289" style:font-size-asian="12pt" style:font-size-complex="12pt"/>
    </style:style>
    <style:style style:name="T5" style:family="text">
      <style:text-properties style:font-name="Arial" fo:font-size="12pt" fo:language="en" fo:country="US" officeooo:rsid="002bdff4" style:font-size-asian="12pt" style:font-size-complex="12pt"/>
    </style:style>
    <style:style style:name="T6" style:family="text">
      <style:text-properties style:font-name="Arial" fo:font-size="8pt" fo:language="en" fo:country="US" style:font-size-asian="8pt" style:font-size-complex="8pt"/>
    </style:style>
    <style:style style:name="T7" style:family="text">
      <style:text-properties style:font-name="Arial" fo:font-size="8pt" style:font-size-asian="8pt" style:font-size-complex="8pt"/>
    </style:style>
    <style:style style:name="T8" style:family="text">
      <style:text-properties style:font-name="Arial" fo:font-size="18pt" fo:language="en" fo:country="US" fo:font-weight="bold" style:font-size-asian="18pt" style:font-size-complex="18pt"/>
    </style:style>
    <style:style style:name="T9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0" style:family="text">
      <style:text-properties fo:font-style="italic"/>
    </style:style>
    <style:style style:name="T11" style:family="text">
      <style:text-properties fo:font-style="italic" officeooo:rsid="00240289"/>
    </style:style>
    <style:style style:name="T12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13" style:family="text">
      <style:text-properties fo:font-variant="normal" fo:text-transform="none" fo:color="#000000" style:font-name="Arial" fo:font-size="12pt" fo:letter-spacing="normal" fo:language="en" fo:country="US" officeooo:rsid="002edda9" style:font-size-asian="12pt" style:font-size-complex="12pt"/>
    </style:style>
    <style:style style:name="T14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7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18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19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20" style:family="text">
      <style:text-properties officeooo:rsid="0024028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Eprosima<text:line-break/>Ronda del Poniente 2, 1ºG<text:line-break/>28760 Tres Cantos (Madrid)</text:p>
          </table:table-cell>
          <table:table-cell table:style-name="Table1.A1" office:value-type="string">
            <text:p text:style-name="P11"><draw:frame draw:style-name="fr1" draw:name="graphics1" text:anchor-type="as-char" svg:width="2.5in" svg:height="0.6457in" draw:z-index="0"><draw:image xlink:href="../doc/html/eProsimaLogo.png" xlink:type="simple" xlink:show="embed" xlink:actuate="onLoad"/></draw:frame></text:p>
            <text:p text:style-name="P10"><text:span text:style-name="T8">eProsima </text:span><text:span text:style-name="T9">RPC</text:span><text:span text:style-name="T8"> v</text:span><text:span text:style-name="T8"><text:text-input text:description="VERSION">0.0.0</text:text-input></text:span></text:p>
          </table:table-cell>
          <table:table-cell table:style-name="Table1.A1" office:value-type="string">
            <text:p text:style-name="P2"><text:span text:style-name="T6">Email: </text:span><text:a xlink:type="simple" xlink:href="mailto:support@eprosima.com"><text:span text:style-name="T6">support@eprosima.com</text:span></text:a><text:span text:style-name="T6"><text:line-break/></text:span><text:span text:style-name="T7">Phone: +34 91 804 34 48<text:line-break/></text:span><text:a xlink:type="simple" xlink:href="http://www.eprosima.com/"><text:span text:style-name="T6">www.eprosima.com</text:span></text:a></text:p>
          </table:table-cell>
        </table:table-row>
      </table:table>
      <text:p text:style-name="P3"/>
      <text:p text:style-name="P4"><text:span text:style-name="T15">To install </text:span><text:span text:style-name="T16">eProsima </text:span><text:span text:style-name="T17">RPC</text:span><text:span text:style-name="T12"> </text:span><text:span text:style-name="T15">read the</text:span><text:span text:style-name="T1"> </text:span><text:a xlink:type="simple" xlink:href="../doc/pdf/RPC%20-%20Installation%20Manual.pdf">Installation Manual</text:a><text:span text:style-name="T1">. This document explains the installation process for several platforms and it guides you to have ready this product in your system.</text:span></text:p>
      <text:p text:style-name="P8"><text:span text:style-name="T15">To start using </text:span><text:span text:style-name="T16">eProsima </text:span><text:span text:style-name="T17">RPC</text:span><text:span text:style-name="T12"> </text:span><text:span text:style-name="T15">begin by reading:</text:span></text:p>
      <text:list xml:id="list7174344831849200633" text:style-name="L1">
        <text:list-item>
          <text:p text:style-name="P12"><text:a xlink:type="simple" xlink:href="../doc/pdf/RPC%20-%20DDS%20-%20User%20Manual.pdf"><text:span text:style-name="T20">RPC over DDS User Manual</text:span></text:a> <text:span text:style-name="T20">(RPC over DDS)</text:span><text:span text:style-name="T1">. </text:span></text:p>
        </text:list-item>
        <text:list-item>
          <text:p text:style-name="P12"><text:a xlink:type="simple" xlink:href="file:///D:/Proyectos/rpcdds_restful/doc/pdf/RPC%2520-%2520REST%2520-%2520User%2520Manual.pdf"><text:span text:style-name="T5">RPC over REST User Manual</text:span></text:a><text:span text:style-name="T5"> </text:span><text:span text:style-name="T4">(RPC over REST).</text:span></text:p>
        </text:list-item>
      </text:list>
      <text:p text:style-name="P8"><text:span text:style-name="T1">This document</text:span><text:span text:style-name="T4">s</text:span><text:span text:style-name="T1"> cover the basic and advance concepts of this product </text:span><text:span text:style-name="T4">for each concrete implementation </text:span><text:span text:style-name="T1">and it introduces you in its usage.</text:span></text:p>
      <text:p text:style-name="P7"><text:span text:style-name="T18">eProsima </text:span><text:span text:style-name="T19">RPC</text:span><text:span text:style-name="T12"> </text:span><text:span text:style-name="T14">C++ API can be consulted in the</text:span><text:span text:style-name="T1"> <text:s/></text:span><text:a xlink:type="simple" xlink:href="../doc/pdf/RPC%20-%20API%20C++%20Manual.pdf"><text:span text:style-name="T1">C++11 API documentation</text:span></text:a><text:span text:style-name="T1"> </text:span><text:span text:style-name="T2">or in the </text:span><text:a xlink:type="simple" xlink:href="../doc/html/index.html"><text:span text:style-name="T3">C++11 API html documentation</text:span></text:a><text:span text:style-name="T1">.</text:span></text:p>
      <text:p text:style-name="P9"/>
      <text:p text:style-name="P6">Copyright © 2013 eProsima. All rights reserved.</text:p>
      <text:p text:style-name="P5">This copy of <text:span text:style-name="T10">eProsima </text:span><text:span text:style-name="T11">RPC</text:span> is licensed to you under the terms described in the <text:span text:style-name="T20">RPC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3-12-17T15:18:34.111000000</dc:date>
    <meta:editing-duration>PT40M6S</meta:editing-duration>
    <meta:editing-cycles>66</meta:editing-cycles>
    <meta:generator>LibreOffice/4.1.3.2$Windows_x86 LibreOffice_project/70feb7d99726f064edab4605a8ab840c50ec57a</meta:generator>
    <meta:document-statistic meta:table-count="1" meta:image-count="1" meta:object-count="0" meta:page-count="1" meta:paragraph-count="12" meta:word-count="146" meta:character-count="879" meta:non-whitespace-character-count="744"/>
  </office:meta>
</office:document-meta>
</file>